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eaf1dd" fo:padding-left="0.123cm" fo:padding-right="0.123cm" fo:padding-top="0cm" fo:padding-bottom="0cm" fo:border-left="none" fo:border-right="none" fo:border-top="none" fo:border-bottom="0.75pt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Footer">
      <style:text-properties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164a9e" officeooo:paragraph-rsid="00164a9e" style:font-size-asian="10pt" style:font-style-asian="normal" style:font-name-complex="Arial" style:font-size-complex="10pt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1336cd" officeooo:paragraph-rsid="001336cd" style:font-size-asian="10pt" style:font-style-asian="normal" style:font-name-complex="Arial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paragraph-rsid="001336cd" style:font-size-asian="10pt" style:font-style-asian="normal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font-weight="bold" officeooo:paragraph-rsid="001336c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 style:font-size-complex="11pt" style:font-weight-complex="bold"/>
    </style:style>
    <style:style style:name="P13" style:family="paragraph" style:parent-style-name="Standard">
      <style:paragraph-properties fo:line-height="50%" fo:text-align="justify" style:justify-single-word="false"/>
      <style:text-properties fo:color="#000000"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4" style:family="paragraph" style:parent-style-name="Standard">
      <style:paragraph-properties fo:margin-left="0cm" fo:margin-right="-0.041cm" fo:text-align="justify" style:justify-single-word="false" fo:text-indent="0cm" style:auto-text-indent="false"/>
      <style:text-properties fo:color="#000000" style:font-name="Arial" fo:font-weight="bold" style:font-weight-asian="bold" style:font-name-complex="Arial"/>
    </style:style>
    <style:style style:name="P15" style:family="paragraph" style:parent-style-name="Standard">
      <style:paragraph-properties fo:margin-left="0cm" fo:margin-right="-0.041cm" fo:text-align="justify" style:justify-single-word="false" fo:text-indent="0cm" style:auto-text-indent="false"/>
      <style:text-properties fo:color="#000000" style:font-name="Arial" style:font-name-complex="Arial" style:font-weight-complex="bold"/>
    </style:style>
    <style:style style:name="P16" style:family="paragraph" style:parent-style-name="Standard">
      <style:paragraph-properties fo:margin-left="0cm" fo:margin-right="-0.041cm" fo:text-align="justify" style:justify-single-word="false" fo:text-indent="0cm" style:auto-text-indent="false"/>
      <style:text-properties fo:color="#000000" style:font-name="Arial" style:font-name-complex="Arial"/>
    </style:style>
    <style:style style:name="P17" style:family="paragraph" style:parent-style-name="Standard" style:master-page-name="Standard">
      <style:paragraph-properties fo:margin-left="0cm" fo:margin-right="-0.041cm" fo:text-align="justify" style:justify-single-word="false" fo:text-indent="0cm" style:auto-text-indent="false" style:page-number="auto"/>
      <style:text-properties fo:color="#000000"/>
    </style:style>
    <style:style style:name="P18" style:family="paragraph" style:parent-style-name="Standard">
      <style:paragraph-properties fo:margin-left="0.127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 style:font-weight-complex="bold"/>
    </style:style>
    <style:style style:name="P19" style:family="paragraph" style:parent-style-name="Standard">
      <style:paragraph-properties fo:margin-left="0.127cm" fo:margin-right="0cm" fo:text-align="justify" style:justify-single-word="false" fo:text-indent="0cm" style:auto-text-indent="false"/>
      <style:text-properties fo:color="#000000" style:font-name="Arial" fo:font-size="11pt" officeooo:paragraph-rsid="001c2d7a" style:font-size-asian="11pt" style:font-name-complex="Arial" style:font-size-complex="11pt"/>
    </style:style>
    <style:style style:name="P20" style:family="paragraph" style:parent-style-name="Standard">
      <style:paragraph-properties fo:margin-left="0.127cm" fo:margin-right="0cm" fo:text-align="justify" style:justify-single-word="false" fo:text-indent="0cm" style:auto-text-indent="false"/>
      <style:text-properties fo:color="#000000" style:font-name="Arial" fo:font-size="11pt" officeooo:rsid="001c2d7a" officeooo:paragraph-rsid="001c2d7a" style:font-size-asian="11pt" style:font-name-complex="Arial" style:font-size-complex="11pt"/>
    </style:style>
    <style:style style:name="P21" style:family="paragraph" style:parent-style-name="Heading_20_1">
      <style:paragraph-properties fo:margin-left="0.76cm" fo:margin-right="-0.041cm" fo:margin-top="0.212cm" fo:margin-bottom="0.106cm" loext:contextual-spacing="false" fo:text-align="justify" style:justify-single-word="false" fo:text-indent="-0.76cm" style:auto-text-indent="false"/>
      <style:text-properties fo:color="#000000" fo:font-size="12pt" fo:language="pt" fo:country="BR" fo:font-weight="normal" style:font-size-asian="12pt" style:font-weight-asian="normal" style:font-name-complex="Arial" style:font-size-complex="12pt"/>
    </style:style>
    <style:style style:name="P22" style:family="paragraph" style:parent-style-name="Heading_20_1">
      <style:paragraph-properties fo:margin-left="0.762cm" fo:margin-right="-0.041cm" fo:text-align="justify" style:justify-single-word="false" fo:text-indent="-0.762cm" style:auto-text-indent="false"/>
      <style:text-properties fo:color="#000000" fo:font-size="12pt" fo:language="pt" fo:country="BR" fo:font-weight="normal" officeooo:paragraph-rsid="001547a4" style:font-size-asian="12pt" style:font-weight-asian="normal" style:font-name-complex="Arial" style:font-size-complex="12pt"/>
    </style:style>
    <style:style style:name="P23" style:family="paragraph" style:parent-style-name="Heading_20_1">
      <style:paragraph-properties fo:margin-left="0.762cm" fo:margin-right="-0.041cm" fo:margin-top="0.212cm" fo:margin-bottom="0.106cm" loext:contextual-spacing="false" fo:text-align="justify" style:justify-single-word="false" fo:text-indent="-0.762cm" style:auto-text-indent="false"/>
      <style:text-properties fo:color="#000000" fo:font-size="12pt" fo:language="pt" fo:country="BR" fo:font-weight="normal" style:font-size-asian="12pt" style:font-weight-asian="normal" style:font-name-complex="Arial" style:font-size-complex="12pt"/>
    </style:style>
    <style:style style:name="P24" style:family="paragraph" style:parent-style-name="Heading_20_2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fo:font-size="11pt" fo:language="pt" fo:country="BR" fo:font-style="normal" fo:font-weight="normal" officeooo:rsid="001c2d7a" officeooo:paragraph-rsid="001b41a1" style:font-size-asian="11pt" style:font-style-asian="normal" style:font-weight-asian="normal" style:font-name-complex="Arial" style:font-size-complex="11pt" style:font-weight-complex="bold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style:font-name-complex="Arial"/>
    </style:style>
    <style:style style:name="P26" style:family="paragraph" style:parent-style-name="Header">
      <style:paragraph-properties fo:text-align="justify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name-complex="Arial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officeooo:rsid="00115672" officeooo:paragraph-rsid="00115672" style:font-size-asian="11pt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style:font-size-asian="11pt" style:font-name-complex="Arial" style:font-size-complex="11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officeooo:rsid="00180d11" officeooo:paragraph-rsid="00180d11" style:font-size-asian="11pt" style:font-name-complex="Arial" style:font-size-complex="11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33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17ab21" officeooo:paragraph-rsid="0017ab21" style:font-size-asian="10pt" style:font-style-asian="normal" style:font-name-complex="Arial" style:font-size-complex="10pt" style:font-style-complex="normal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officeooo:rsid="001336cd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fo:font-weight="normal" officeooo:rsid="001547a4" style:font-weight-asian="normal" style:font-style-complex="normal" style:font-weight-complex="normal"/>
    </style:style>
    <style:style style:name="T7" style:family="text">
      <style:text-properties fo:font-weight="normal" officeooo:rsid="001336cd" style:font-weight-asian="normal" style:font-style-complex="normal" style:font-weight-complex="normal"/>
    </style:style>
    <style:style style:name="T8" style:family="text">
      <style:text-properties fo:font-weight="normal" officeooo:rsid="001e8d74" style:font-weight-asian="normal" style:font-weight-complex="normal"/>
    </style:style>
    <style:style style:name="T9" style:family="text">
      <style:text-properties fo:font-weight="normal" officeooo:rsid="002212b0" style:font-weight-asian="normal" style:font-weight-complex="normal"/>
    </style:style>
    <style:style style:name="T10" style:family="text">
      <style:text-properties officeooo:rsid="0019f7a7"/>
    </style:style>
    <style:style style:name="T11" style:family="text">
      <style:text-properties fo:font-weight="bold" officeooo:rsid="001e8d74" style:font-weight-asian="bold" style:font-weight-complex="bold"/>
    </style:style>
    <style:style style:name="T12" style:family="text">
      <style:text-properties fo:font-weight="bold" officeooo:rsid="002212b0" style:font-weight-asian="bold" style:font-weight-complex="bold"/>
    </style:style>
    <style:style style:name="T13" style:family="text">
      <style:text-properties officeooo:rsid="001d12b2"/>
    </style:style>
    <style:style style:name="T14" style:family="text">
      <style:text-properties officeooo:rsid="001e8d74"/>
    </style:style>
    <style:style style:name="T15" style:family="text">
      <style:text-properties style:text-position="super 58%" officeooo:rsid="001e8d74"/>
    </style:style>
    <style:style style:name="T16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TERMO DE ABERTURA</text:span><text:span text:style-name="T4"> DO PROJETO</text:span></text:p>
      <text:p text:style-name="P14"/>
      <text:p text:style-name="P15">Identificação do Projeto</text:p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Projeto</text:p>
            <text:p text:style-name="P6">Memorial</text:p>
          </table:table-cell>
        </table:table-row>
      </table:table>
      <text:p text:style-name="P16"/>
      <text:p text:style-name="P15">Histórico de Registro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10">1.0</text:p>
          </table:table-cell>
          <table:table-cell table:style-name="Table2.A1" office:value-type="string">
            <text:p text:style-name="P6">23/08/2016</text:p>
          </table:table-cell>
          <table:table-cell table:style-name="Table2.A1" office:value-type="string">
            <text:p text:style-name="P6">Rômulo Manciola Meloca</text:p>
          </table:table-cell>
          <table:table-cell table:style-name="Table2.D1" office:value-type="string">
            <text:p text:style-name="P10">Elaboração do documento</text:p>
          </table:table-cell>
        </table:table-row>
      </table:table>
      <text:p text:style-name="P25"/>
      <text:h text:style-name="P21" text:outline-level="1">Justificativa</text:h>
      <text:p text:style-name="P7"><text:span text:style-name="T6">Em muitos lugares há a necessidade da divulgação de um histórico de atividades desempenhadas, como para a divulgação de quem é o autor de uma palestra. Formular um texto a cada vez que há esta necessidade é custoso. </text:span><text:span text:style-name="T7">O Sistema Memorial tem o intuito de </text:span><text:span text:style-name="T6">manter um histórico de trabalhos e atividades do usuário de maneira discursiva a fim de facilitar a elaboração deste texto para este tipo de divulgação.</text:span></text:p>
      <text:p text:style-name="P7"><text:span text:style-name="T6"/></text:p>
      <text:p text:style-name="P7"/>
      <text:h text:style-name="P22" text:outline-level="1">Objetivo do Projeto</text:h>
      <text:p text:style-name="P5">O projeto tem duração de <text:span text:style-name="T13">3,5 meses (quatorze semanas)</text:span> e se propõe a implementar o sistema memorial, já exposto.</text:p>
      <text:p text:style-name="P11"/>
      <text:p text:style-name="P27"/>
      <text:h text:style-name="P23" text:outline-level="1">Alinhamento Estratégico</text:h>
      <text:p text:style-name="P32"/>
      <text:p text:style-name="P27"/>
      <text:h text:style-name="P21" text:outline-level="1">Responsabilidades e Partes Interessadas</text:h>
      <text:p text:style-name="P32"/>
      <text:p text:style-name="P27"/>
      <text:h text:style-name="P21" text:outline-level="1">Escopo</text:h>
      <text:p text:style-name="P32"/>
      <text:p text:style-name="P27"/>
      <text:h text:style-name="P21" text:outline-level="1">Restrições</text:h>
      <text:p text:style-name="P32"/>
      <text:p text:style-name="P27"/>
      <text:h text:style-name="P21" text:outline-level="1">Riscos Iniciais</text:h>
      <text:p text:style-name="P32"/>
      <text:p text:style-name="P27"/>
      <text:h text:style-name="P21" text:outline-level="1">Tempo Estimado</text:h>
      <text:p text:style-name="P33">Estima-se que a duração do projeto será de 3,5 meses.</text:p>
      <text:p text:style-name="P27"/>
      <text:h text:style-name="P21" text:outline-level="1">Custo Estimado</text:h>
      <text:p text:style-name="P33">O projeto não terá nenhum custo pecuniário.</text:p>
      <text:p text:style-name="P32"/>
      <text:p text:style-name="P32"/>
      <text:p text:style-name="P28">10. Ferramentas utilizadas</text:p>
      <text:p text:style-name="P30"><text:soft-page-break/>Serão utilizadas as ferramentas de modelagem de diagramas Astah em sua versão “Community”, uma vez que isenta de custos pecuniários <text:span text:style-name="T10">para obtenção de sua licença</text:span>. <text:span text:style-name="T14">Será utilizado a linguagem de programação Java e o ambiente de desenvolvimento Netbeans. Os código-fonte serão armazenados na plataforma github e, portanto, será versionado pelo git.</text:span><text:span text:style-name="T11"> </text:span><text:span text:style-name="T9">O banco de dados utilizado para armazenar os dados será o MySQL, e o Eclipselink</text:span></text:p>
      <text:p text:style-name="P29"/>
      <text:p text:style-name="P31"/>
      <text:h text:style-name="P21" text:outline-level="1">Gerente do Projeto</text:h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4" text:outline-level="2">Nome: Rômulo Manciola Meloca</text:h>
          </table:table-cell>
          <table:table-cell table:style-name="Table3.B1" office:value-type="string">
            <text:h text:style-name="P24" text:outline-level="2">Email: <text:a xlink:type="simple" xlink:href="mailto:rmeloca@gmail.com" text:style-name="Internet_20_link" text:visited-style-name="Visited_20_Internet_20_Link">rmeloca@gmail.com</text:a></text:h>
          </table:table-cell>
        </table:table-row>
      </table:table>
      <text:p text:style-name="P25"/>
      <text:h text:style-name="P21" text:outline-level="1">Aprovação do Termo de Abertura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Unidade Demandante</text:p>
          </table:table-cell>
          <table:table-cell table:style-name="Table4.B1" office:value-type="string">
            <text:p text:style-name="P12">Data</text:p>
          </table:table-cell>
          <table:table-cell table:style-name="Table4.C1" office:value-type="string">
            <text:p text:style-name="P18">Assinatura</text:p>
          </table:table-cell>
        </table:table-row>
        <table:table-row table:style-name="Table4.1">
          <table:table-cell table:style-name="Table4.A2" office:value-type="string">
            <text:p text:style-name="P20">Reginaldo Ré</text:p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18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T3" style:family="text">
      <style:text-properties officeooo:rsid="001336c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1">Versão: <text:span text:style-name="MT3">1.</text:span>0</text:p>
            </table:table-cell>
            <table:table-cell table:style-name="Table6.A1" office:value-type="string">
              <text:p text:style-name="MP2"><text:span text:style-name="MT2">Página:</text:span><text:span text:style-name="Page_20_Number"><text:span text:style-name="MT2"> </text:span>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3"/>
            </table:table-cell>
          </table:table-row>
        </table:table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4T21:09:12.501919732</dc:date>
    <meta:print-date>2010-10-06T12:21:00</meta:print-date>
    <meta:editing-cycles>95</meta:editing-cycles>
    <meta:editing-duration>PT4H28M14S</meta:editing-duration>
    <meta:generator>LibreOffice/5.0.5.2$Linux_X86_64 LibreOffice_project/00$Build-2</meta:generator>
    <dc:creator>ROMULO MELOCA</dc:creator>
    <meta:document-statistic meta:table-count="5" meta:image-count="0" meta:object-count="0" meta:page-count="2" meta:paragraph-count="39" meta:word-count="262" meta:character-count="1612" meta:non-whitespace-character-count="1399"/>
  </office:meta>
</office:document-meta>
</file>